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test the models I ran them each 30 times under 3 sets of inputs:</text:p>
      <text:p text:style-name="Standard">8 threads, 100,000 swaps, and 20 elements (4x10, 4x20, 4x30, 4x40, 4x50)</text:p>
      <text:p text:style-name="Standard">16 threads, 1,000,000 swaps, and 20 elements (4x10, 4x20, 4x30, 4x40, 4x50)</text:p>
      <text:p text:style-name="Standard">32 threads, 1,000,000 swaps, and 20 elements (20x100)</text:p>
      <text:p text:style-name="Standard"/>
      <text:p text:style-name="Standard">Synchronized was by far the slowest method but also had 100% reliability. This model is obviously DRF since it uses the synchronized keyword for the swap function, preventing any other thread from accessing the method while it is in use. For the 3 test cases its average times were: 5000ns, 9500ns, 10800ns</text:p>
      <text:p text:style-name="Standard"/>
      <text:p text:style-name="Standard"/>
      <text:p text:style-name="Standard">Unsynchronized was the fastest method but also horribly unreliable. This method relies on concurrent simple loads and stores on the shared data and is highly vulnerable to data races. Its times were: 3000ns, 1500ns, 2600ns with a sum difference of 100/600, 3000/6000, 5000/2000, <text:s/></text:p>
      <text:p text:style-name="Standard"/>
      <text:p text:style-name="Standard"/>
      <text:p text:style-name="Standard">GetNSet in the middle of the field in terms of speed and reliability. Although the individual array accesses are atomic, the load, modify, and store process caused unreliable results. Somewhat However when more processors were introduced this model seemed to stabilize. it <text:s/>Its times were: 3500ns, 2400ns, 5000ns with sum differences of 300/600, 1500/600, 500/2000</text:p>
      <text:p text:style-name="Standard"/>
      <text:p text:style-name="Standard">BetterSafe</text:p>
      <text:p text:style-name="Standard"/>
      <text:p text:style-name="Standard">BetterSorr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8T22:17:01</meta:creation-date>
    <dc:date>2014-02-18T23:51:56</dc:date>
    <meta:editing-duration>PT1H4M45S</meta:editing-duration>
    <meta:editing-cycles>2</meta:editing-cycles>
    <meta:generator>LibreOffice/3.5$Linux_X86_64 LibreOffice_project/350m1$Build-2</meta:generator>
    <meta:document-statistic meta:table-count="0" meta:image-count="0" meta:object-count="0" meta:page-count="1" meta:paragraph-count="9" meta:word-count="199" meta:character-count="1238" meta:non-whitespace-character-count="1045"/>
  </office:meta>
</office:document-meta>
</file>